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C000000269766BF9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4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margin-top="0.199cm" fo:margin-bottom="0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Header">
      <style:paragraph-properties fo:margin-top="0cm" fo:margin-bottom="0.199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Header">
      <style:paragraph-properties fo:margin-top="0.199cm" fo:margin-bottom="0.199cm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Table_20_Contents">
      <style:paragraph-properties fo:margin-top="0.101cm" fo:margin-bottom="0.101cm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P10" style:family="paragraph" style:parent-style-name="Standard" style:list-style-name="L1" style:master-page-name="">
      <style:paragraph-properties fo:margin-top="0.212cm" fo:margin-bottom="0cm" fo:line-height="150%" fo:text-align="justify" style:justify-single-word="false" style:page-number="auto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" fo:font-size="12pt" style:font-name-asian="Comic Sans MS" style:font-size-asian="12pt" style:font-size-complex="12pt"/>
    </style:style>
    <style:style style:name="P11" style:family="paragraph" style:parent-style-name="Standard" style:list-style-name="L1">
      <style:paragraph-properties fo:margin-top="0.212cm" fo:margin-bottom="0cm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" fo:font-size="12pt" style:font-name-asian="Comic Sans MS" style:font-size-asian="12pt" style:font-size-complex="12pt"/>
    </style:style>
    <style:style style:name="P12" style:family="paragraph" style:parent-style-name="Standard" style:list-style-name="L1">
      <style:paragraph-properties fo:margin-top="0.212cm" fo:margin-bottom="0cm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" style:font-name-asian="Comic Sans MS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<text:span text:style-name="T2"><text:tab/> </text:span><text:span text:style-name="T3">Consultes SQL</text:span></text:p>
      <text:list xml:id="list436891905" text:style-name="L1">
        <text:list-item>
          <text:p text:style-name="P10">Volem validar que el import total de cada comanda coincideix amb la suma d'imports de la línia de comanda. Els camps a mostrar seran el numero de comanda, l'import total i la suma d'imports de les línies de comandes.</text:p>
        </text:list-item>
        <text:list-item>
          <text:p text:style-name="P11">Fes el mateix amb els camps vendes de la taula empleats i el import total <text:s/>de les comandes que ha venut l'empleat. </text:p>
        </text:list-item>
        <text:list-item>
          <text:p text:style-name="P11">A partir de l'exercici 2 actualitza el camp vendes de la taula empleats per a que els valors siguin correctes.</text:p>
        </text:list-item>
        <text:list-item>
          <text:p text:style-name="P12">Oficina, ciutat, regió i vendes de la oficina/oficines que tenen vendes superiors a la mitja de vendes de totes les oficines.</text:p>
        </text:list-item>
        <text:list-item>
          <text:p text:style-name="P12">Per cada comanda amb més de 2 línies de comandes, llistar el numcomanda, línia de comanda, codfab, codprod i l'import de la línia de comanda amb import més alt. </text:p>
        </text:list-item>
        <text:list-item>
          <text:p text:style-name="P12">Quin és el client (nom) que més comandes ha fet?</text:p>
        </text:list-item>
        <text:list-item>
          <text:p text:style-name="P12">Quin és el client o clients (numclie i nom) <text:s/>que més nombre de productes diferents ha comprat?</text:p>
        </text:list-item>
        <text:list-item>
          <text:p text:style-name="P12">Venedors (numemp i nom) que han acceptat alguna comanda que representi més del 10% del seu salar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6.695cm" fo:margin-left="0cm" fo:margin-right="-0.012cm" table:align="margins" style:writing-mode="lr-tb"/>
    </style:style>
    <style:style style:name="Taula3.A" style:family="table-column">
      <style:table-column-properties style:column-width="5.318cm" style:rel-column-width="20875*"/>
    </style:style>
    <style:style style:name="Taula3.B" style:family="table-column">
      <style:table-column-properties style:column-width="7.699cm" style:rel-column-width="30222*"/>
    </style:style>
    <style:style style:name="Taula3.C" style:family="table-column">
      <style:table-column-properties style:column-width="3.678cm" style:rel-column-width="14438*"/>
    </style:style>
    <style:style style:name="Tau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C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MP4" style:family="paragraph" style:parent-style-name="Header">
      <style:paragraph-properties fo:margin-top="0.199cm" fo:margin-bottom="0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5" style:family="paragraph" style:parent-style-name="Header">
      <style:paragraph-properties fo:margin-top="0cm" fo:margin-bottom="0.199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6" style:family="paragraph" style:parent-style-name="Header">
      <style:paragraph-properties fo:margin-top="0.199cm" fo:margin-bottom="0.199cm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MP7" style:family="paragraph" style:parent-style-name="Table_20_Contents">
      <style:paragraph-properties fo:margin-top="0.101cm" fo:margin-bottom="0.101cm"/>
      <style:text-properties style:font-name="Arial" fo:font-size="11pt" fo:font-weight="bold" style:font-size-asian="11pt" style:font-weight-asian="bold" style:font-size-complex="11pt" style:font-weight-complex="bold"/>
    </style:style>
    <style:style style:name="MT1" style:family="text">
      <style:text-properties fo:language="es" fo:country="ES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/> de <text:page-count style:num-format="1">1</text:page-count></text:p>
      </style:footer>
    </style:master-page>
    <style:master-page style:name="First_20_Page" style:display-name="First Page" style:page-layout-name="Mpm1" style:next-style-name="Standard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3"/>
            </table:table-cell>
            <table:table-cell table:style-name="Taula3.B1" office:value-type="string">
              <text:p text:style-name="MP4">UF2C1P9</text:p>
              <text:p text:style-name="MP5">M02 – Gestió de Bases de Dades<draw:frame draw:style-name="Mfr1" draw:name="Imatges1" text:anchor-type="char" svg:x="-4.757cm" svg:y="-0.46cm" svg:width="3.93cm" svg:height="1.379cm" draw:z-index="0"><draw:image xlink:href="Pictures/100000000000006C000000269766BF97.png" xlink:type="simple" xlink:show="embed" xlink:actuate="onLoad"/></draw:frame></text:p>
            </table:table-cell>
            <table:table-cell table:style-name="Taula3.C1" office:value-type="string">
              <text:p text:style-name="MP6">Administració de Sistemes Informàtics en Xarxa</text:p>
            </table:table-cell>
          </table:table-row>
          <table:table-row>
            <table:table-cell table:style-name="Taula3.A2" table:number-columns-spanned="3" office:value-type="string">
              <text:p text:style-name="MP7">Nom: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2"><text:tab/><text:tab/>Pàgina <text:page-number text:select-page="current">1</text:page-number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ks</meta:initial-creator>
    <meta:creation-date>2007-09-15T16:35:00</meta:creation-date>
    <dc:date>2012-03-05T16:42:32</dc:date>
    <meta:print-date>2004-09-14T16:47:00</meta:print-date>
    <meta:editing-cycles>53</meta:editing-cycles>
    <meta:editing-duration>PT12H38M49S</meta:editing-duration>
    <meta:document-statistic meta:table-count="1" meta:image-count="1" meta:object-count="0" meta:page-count="1" meta:paragraph-count="15" meta:word-count="207" meta:character-count="1115" meta:non-whitespace-character-count="919"/>
    <meta:user-defined meta:name="Informació 1"/>
    <meta:user-defined meta:name="Informació 2"/>
    <meta:user-defined meta:name="Informació 3"/>
    <meta:user-defined meta:name="Informació 4"/>
  </office:meta>
</office:document-meta>
</file>